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40000000F01B97891D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officeooo:paragraph-rsid="0003ed0f" style:font-name-asian="Times New Roman" style:font-name-complex="Times New Roman"/>
    </style:style>
    <style:style style:name="P6" style:family="paragraph" style:parent-style-name="Standard">
      <style:paragraph-properties fo:line-height="150%" fo:break-before="auto" fo:break-after="auto" style:writing-mode="lr-tb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7" style:family="paragraph" style:parent-style-name="Standard">
      <style:paragraph-properties fo:line-height="150%" fo:break-before="auto" fo:break-after="auto" style:writing-mode="lr-tb"/>
    </style:style>
    <style:style style:name="P8" style:family="paragraph" style:parent-style-name="Standard">
      <style:paragraph-properties fo:line-height="150%" style:writing-mode="lr-tb"/>
    </style:style>
    <style:style style:name="P9" style:family="paragraph" style:parent-style-name="Standard" style:master-pag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style:writing-mode="lr-tb"/>
      <style:text-properties fo:color="#000000" style:text-line-through-style="none" style:font-name="Times New Roman" fo:font-size="11pt" fo:font-style="normal" style:text-underline-style="none" fo:font-weight="normal" officeooo:paragraph-rsid="00076ea5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2" style:family="paragraph" style:parent-style-name="Standard">
      <style:paragraph-properties fo:line-height="150%" fo:break-before="auto" fo:break-after="auto" style:writing-mode="lr-tb"/>
      <style:text-properties style:font-name="Times New Roman" officeooo:paragraph-rsid="00076ea5" style:font-name-asian="Times New Roman" style:font-name-complex="Times New Roman"/>
    </style:style>
    <style:style style:name="P13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14" style:family="paragraph" style:parent-style-name="Standard">
      <style:paragraph-properties fo:line-height="150%" style:writing-mode="lr-tb"/>
      <style:text-properties style:font-name="Times New Roman" officeooo:paragraph-rsid="00076ea5" style:font-name-asian="Times New Roman" style:font-name-complex="Times New Roman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03ed0f" style:font-name-asian="Times New Roman" style:font-name-complex="Times New Roman"/>
    </style:style>
    <style:style style:name="T3" style:family="text">
      <style:text-properties style:font-name="Times New Roman" officeooo:rsid="00057dbe" style:font-name-asian="Times New Roman" style:font-name-complex="Times New Roman"/>
    </style:style>
    <style:style style:name="T4" style:family="text">
      <style:text-properties style:font-name="Times New Roman" officeooo:rsid="00076ea5" style:font-name-asian="Times New Roman" style:font-name-complex="Times New Roman"/>
    </style:style>
    <style:style style:name="T5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6" style:family="text">
      <style:text-properties style:font-name="Times New Roman" fo:font-weight="bold" officeooo:rsid="00057dbe" style:font-name-asian="Times New Roman" style:font-weight-asian="bold" style:font-name-complex="Times New Roman" style:font-weight-complex="bold"/>
    </style:style>
    <style:style style:name="T7" style:family="text">
      <style:text-properties style:font-name="Times New Roman" fo:font-weight="bold" officeooo:rsid="00076ea5" style:font-name-asian="Times New Roman" style:font-weight-asian="bold" style:font-name-complex="Times New Roman" style:font-weight-complex="bold"/>
    </style:style>
    <style:style style:name="T8" style:family="text">
      <style:text-properties officeooo:rsid="00057dbe"/>
    </style:style>
    <style:style style:name="T9" style:family="text">
      <style:text-properties officeooo:rsid="00076ea5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5">Aluno</text:span><text:span text:style-name="T1">: </text:span><text:span text:style-name="T4">Halisosn Bruno Vitor</text:span><text:span text:style-name="T1"><text:tab/><text:tab/><text:tab/><text:tab/><text:tab/></text:span><text:span text:style-name="T5">Data:</text:span><text:span text:style-name="T1"> </text:span><text:span text:style-name="T3">01</text:span><text:span text:style-name="T1">/1</text:span><text:span text:style-name="T3">1</text:span><text:span text:style-name="T1">/2013</text:span></text:p>
      <text:p text:style-name="P7"><text:span text:style-name="T5">Fase/Iteração:</text:span><text:span text:style-name="T1"> Sprint </text:span><text:span text:style-name="T3">5</text:span><text:span text:style-name="T2"><text:tab/></text:span><text:span text:style-name="T1"><text:tab/><text:tab/><text:tab/><text:tab/><text:tab/><text:tab/></text:span><text:span text:style-name="T5">Esforço Total:</text:span><text:span text:style-name="T1"> </text:span><text:span text:style-name="T4">12</text:span><text:span text:style-name="T1">h</text:span></text:p>
      <text:p text:style-name="P4"/>
      <text:p text:style-name="P7"><text:span text:style-name="T5">Atividade: #</text:span><text:span text:style-name="T7">101</text:span><text:span text:style-name="T5"> </text:span><text:span text:style-name="T7">Detalhamento da arquitetura</text:span><text:span text:style-name="T1"><text:tab/><text:tab/><text:tab/></text:span><text:span text:style-name="T5">Esforço: </text:span><text:span text:style-name="T7">6</text:span><text:span text:style-name="T5">h</text:span></text:p>
      <text:p text:style-name="P5">Descrição: <text:span text:style-name="T9">Maior detalhamento da arquitetura e planejamento da reunião para tirar dúvidas com equipe de devs</text:span></text:p>
      <text:p text:style-name="P5">Produtos: <text:span text:style-name="T9">Documento de Arquitetura</text:span></text:p>
      <text:p text:style-name="P12">Equipe: <text:span text:style-name="T9">Halisson Bruno/ Ciro Anacleto</text:span> </text:p>
      <text:p text:style-name="P14">Artefato: <text:span text:style-name="T9">RELPREV_GRE_Documento_de_Arquiteutra_v0.5.pdf</text:span></text:p>
      <text:p text:style-name="P6"/>
      <text:p text:style-name="P8"><text:span text:style-name="T5">Atividade: </text:span><text:span text:style-name="T6">#1</text:span><text:span text:style-name="T7">01</text:span><text:span text:style-name="T6"> </text:span><text:span text:style-name="T7">Adaptação da arquitetura aos req. de segurança</text:span><text:span text:style-name="T1"><text:tab/><text:tab/><text:tab/></text:span><text:span text:style-name="T5">Esforço: </text:span><text:span text:style-name="T7">6</text:span><text:span text:style-name="T5">h</text:span></text:p>
      <text:p text:style-name="P4">Descrição: <text:span text:style-name="T9">Estudando tecnologias e adaptando para a arquitetura proposta</text:span><text:tab/><text:tab/></text:p>
      <text:p text:style-name="P4">Produtos: <text:span text:style-name="T9">Documento de Arquitetura</text:span></text:p>
      <text:p text:style-name="P4">Equipe: <text:span text:style-name="T9">Halisson Bruno/ Ciro Anacleto</text:span></text:p>
      <text:p text:style-name="P11">Artefato: <text:span text:style-name="T9">RELPREV_GRE_Documento_de_Arquiteutra_v0.5.pdf</text:span></text:p>
      <text:p text:style-name="P10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1in" style:contextual-spacing="false" fo:line-height="107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Standard" style:class="text">
      <style:paragraph-properties fo:margin-top="0.1665in" fo:margin-bottom="0in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111in" fo:margin-bottom="0in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1665in" fo:margin-bottom="0.028in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417in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M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fo:border="none" fo:padding="0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925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draw:frame draw:style-name="Mfr1" draw:name="figuras1" text:anchor-type="char" svg:x="5.7402in" svg:y="0in" svg:width="0.8882in" svg:height="0.5783in" draw:z-index="0"><draw:image xlink:href="Pictures/1000020100000140000000F01B97891D.png" xlink:type="simple" xlink:show="embed" xlink:actuate="onLoad"/></draw:frame></text:p>
        <text:p text:style-name="MP2">Nome do Projeto</text:p>
        <text:p text:style-name="MP3">Relatório Individual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/>
    <meta:initial-creator/>
    <meta:editing-cycles>9</meta:editing-cycles>
    <dc:date>2013-11-02T03:41:35</dc:date>
    <meta:editing-duration>P0D</meta:editing-duration>
    <dc:creator>Halisson Vitor</dc:creator>
    <meta:document-statistic meta:table-count="0" meta:image-count="1" meta:object-count="0" meta:page-count="1" meta:paragraph-count="15" meta:word-count="92" meta:character-count="777" meta:non-whitespace-character-count="681"/>
  </office:meta>
</office:document-meta>
</file>